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ee4f5" officeooo:paragraph-rsid="001ee4f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1ee4f5" officeooo:paragraph-rsid="001ee4f5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S #10 INTRO TO IT (Block Market) – MS</text:p>
      <text:p text:style-name="P1">TEAMS INFO</text:p>
      <text:p text:style-name="P1"/>
      <text:p text:style-name="P3">Recording and MS Teams Invite Link</text:p>
      <text:p text:style-name="P3"/>
      <text:p text:style-name="P2">7/5/2022 Recording <text:a xlink:type="simple" xlink:href="https://teams.microsoft.com/l/meetup-join/19%3A0ba21842e7a5470b83c207c03ea81c1c%40thread.tacv2/1651661822603?context=%7B%22Tid%22%3A%22d1323671-cdbe-4417-b4d4-bdb24b51316b%22%2C%22Oid%22%3A%222280ce52-5b8c-43e1-a515-a5fe35cc2411%22%7D" text:style-name="Internet_20_link" text:visited-style-name="Visited_20_Internet_20_Link">MS_Teams_Invit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13:15.840681419</meta:creation-date>
    <dc:date>2022-05-07T14:22:12.672269061</dc:date>
    <meta:editing-duration>PT8M56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4" meta:word-count="19" meta:character-count="118" meta:non-whitespace-character-count="102"/>
  </office:meta>
</office:document-meta>
</file>